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7.581cm" fo:margin-left="0.318cm" fo:margin-right="0.102cm" style:page-number="auto" table:align="margins" style:writing-mode="lr-tb"/>
    </style:style>
    <style:style style:name="Таблица1.A" style:family="table-column">
      <style:table-column-properties style:column-width="0.953cm" style:rel-column-width="3550*"/>
    </style:style>
    <style:style style:name="Таблица1.B" style:family="table-column">
      <style:table-column-properties style:column-width="1.459cm" style:rel-column-width="5437*"/>
    </style:style>
    <style:style style:name="Таблица1.C" style:family="table-column">
      <style:table-column-properties style:column-width="6.796cm" style:rel-column-width="25334*"/>
    </style:style>
    <style:style style:name="Таблица1.D" style:family="table-column">
      <style:table-column-properties style:column-width="0.06cm" style:rel-column-width="221*"/>
    </style:style>
    <style:style style:name="Таблица1.E" style:family="table-column">
      <style:table-column-properties style:column-width="2.492cm" style:rel-column-width="9293*"/>
    </style:style>
    <style:style style:name="Таблица1.F" style:family="table-column">
      <style:table-column-properties style:column-width="5.821cm" style:rel-column-width="21700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1.A4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5" style:family="table-row">
      <style:table-row-properties style:keep-together="false" fo:keep-together="always"/>
    </style:style>
    <style:style style:name="Таблица1.A5" style:family="table-cell">
      <style:table-cell-properties fo:padding-left="0.191cm" fo:padding-right="0.191cm" fo:padding-top="0cm" fo:padding-bottom="0cm" fo:border="0.002cm solid #000000"/>
    </style:style>
    <style:style style:name="Таблица1.7" style:family="table-row">
      <style:table-row-properties style:min-row-height="0.658cm" style:keep-together="false" fo:keep-together="always"/>
    </style:style>
    <style:style style:name="Таблица1.B7" style:family="table-cell">
      <style:table-cell-properties style:vertical-align="bottom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D7" style:family="table-cell">
      <style:table-cell-properties style:vertical-align="bottom" fo:padding-left="0.191cm" fo:padding-right="0.191cm" fo:padding-top="0cm" fo:padding-bottom="0cm" fo:border="0.002cm solid #000000"/>
    </style:style>
    <style:style style:name="Таблица1.A8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9" style:family="table-row">
      <style:table-row-properties style:min-row-height="0.598cm" style:keep-together="false" fo:keep-together="always"/>
    </style:style>
    <style:style style:name="Таблица1.10" style:family="table-row">
      <style:table-row-properties style:min-row-height="0.623cm" style:keep-together="false" fo:keep-together="always"/>
    </style:style>
    <style:style style:name="Таблица1.11" style:family="table-row">
      <style:table-row-properties style:min-row-height="0.61cm" style:keep-together="false" fo:keep-together="always"/>
    </style:style>
    <style:style style:name="Таблица1.B12.1" style:family="table-column">
      <style:table-column-properties style:column-width="2.223cm" style:rel-column-width="8284*"/>
    </style:style>
    <style:style style:name="Таблица1.B12.2" style:family="table-column">
      <style:table-column-properties style:column-width="1.686cm" style:rel-column-width="6285*"/>
    </style:style>
    <style:style style:name="Таблица1.B12.3" style:family="table-column">
      <style:table-column-properties style:column-width="4.346cm" style:rel-column-width="16201*"/>
    </style:style>
    <style:style style:name="Таблица1.B12.4" style:family="table-column">
      <style:table-column-properties style:column-width="8.373cm" style:rel-column-width="31215*"/>
    </style:style>
    <style:style style:name="Таблица1.B12.1.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12.3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12.4.1" style:family="table-cell">
      <style:table-cell-properties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1.B12.1.2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1.B12.2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12.4.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1.B12.1.5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B12.2.5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B16.1" style:family="table-column">
      <style:table-column-properties style:column-width="8.255cm" style:rel-column-width="30772*"/>
    </style:style>
    <style:style style:name="Таблица1.B16.2" style:family="table-column">
      <style:table-column-properties style:column-width="8.373cm" style:rel-column-width="31213*"/>
    </style:style>
    <style:style style:name="Таблица1.B16.1" style:family="table-row">
      <style:table-row-properties style:min-row-height="0.325cm" style:keep-together="false" fo:keep-together="always"/>
    </style:style>
    <style:style style:name="Таблица1.17" style:family="table-row">
      <style:table-row-properties style:min-row-height="1.302cm" style:keep-together="false" fo:keep-together="always"/>
    </style:style>
    <style:style style:name="Таблица1.A17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19" style:family="table-row">
      <style:table-row-properties style:min-row-height="5.242cm" style:keep-together="false" fo:keep-together="always"/>
    </style:style>
    <style:style style:name="Таблица1.A20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C20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D20" style:family="table-cell">
      <style:table-cell-properties style:vertical-align="bottom" fo:padding-left="0.191cm" fo:padding-right="0.191cm" fo:padding-top="0cm" fo:padding-bottom="0cm" fo:border="none"/>
    </style:style>
    <style:style style:name="Таблица1.D21" style:family="table-cell">
      <style:table-cell-properties style:vertical-align="bottom" fo:padding="0.191cm" fo:border-left="none" fo:border-right="none" fo:border-top="none" fo:border-bottom="0.002cm solid #000000"/>
    </style:style>
    <style:style style:name="Таблица1.D23.1" style:family="table-column">
      <style:table-column-properties style:column-width="2.552cm" style:rel-column-width="9514*"/>
    </style:style>
    <style:style style:name="Таблица1.D23.1" style:family="table-row">
      <style:table-row-properties style:min-row-height="0.714cm" style:keep-together="true" fo:keep-together="auto"/>
    </style:style>
    <style:style style:name="Таблица1.D23.1.2" style:family="table-cell">
      <style:table-cell-properties style:vertical-align="" fo:padding="0.191cm" fo:border-left="none" fo:border-right="none" fo:border-top="0.002cm solid #000000" fo:border-bottom="none"/>
    </style:style>
    <style:style style:name="P1" style:family="paragraph" style:parent-style-name="Standard">
      <style:paragraph-properties style:text-autospace="ideograph-alpha"/>
      <style:text-properties fo:language="ru" fo:country="RU" style:language-asian="ru" style:country-asian="RU"/>
    </style:style>
    <style:style style:name="P2" style:family="paragraph" style:parent-style-name="Standard">
      <style:paragraph-properties style:text-autospace="ideograph-alpha"/>
      <style:text-properties fo:language="uk" fo:country="UA" style:language-asian="ru" style:country-asian="RU"/>
    </style:style>
    <style:style style:name="P3" style:family="paragraph" style:parent-style-name="Standard">
      <style:paragraph-properties fo:text-align="center" style:justify-single-word="false" style:text-autospace="ideograph-alpha"/>
      <style:text-properties fo:language="uk" fo:country="UA" style:language-asian="ru" style:country-asian="RU"/>
    </style:style>
    <style:style style:name="P4" style:family="paragraph" style:parent-style-name="Standard">
      <style:paragraph-properties style:text-autospace="ideograph-alpha"/>
      <style:text-properties fo:language="uk" fo:country="UA" fo:font-weight="bold" style:language-asian="ru" style:country-asian="RU" style:font-weight-asian="bold" style:font-weight-complex="bold"/>
    </style:style>
    <style:style style:name="P5" style:family="paragraph" style:parent-style-name="Standard">
      <style:paragraph-properties style:text-autospace="ideograph-alpha"/>
      <style:text-properties fo:font-size="9pt" fo:language="uk" fo:country="UA" fo:font-weight="bold" style:font-size-asian="9pt" style:language-asian="ru" style:country-asian="RU" style:font-weight-asian="bold" style:font-size-complex="9pt" style:font-weight-complex="bold"/>
    </style:style>
    <style:style style:name="P6" style:family="paragraph" style:parent-style-name="Standard">
      <style:paragraph-properties style:text-autospace="ideograph-alpha"/>
      <style:text-properties fo:font-size="8pt" fo:language="ru" fo:country="RU" style:font-size-asian="8pt" style:language-asian="ru" style:country-asian="RU" style:font-size-complex="8pt"/>
    </style:style>
    <style:style style:name="P7" style:family="paragraph" style:parent-style-name="Standard">
      <style:paragraph-properties style:text-autospace="ideograph-alpha"/>
      <style:text-properties fo:font-size="8pt" fo:language="uk" fo:country="UA" fo:font-weight="bold" style:font-size-asian="8pt" style:language-asian="ru" style:country-asian="RU" style:font-weight-asian="bold" style:font-size-complex="8pt" style:font-weight-complex="bold"/>
    </style:style>
    <style:style style:name="P8" style:family="paragraph" style:parent-style-name="Standard">
      <style:paragraph-properties style:text-autospace="ideograph-alpha"/>
      <style:text-properties fo:font-size="11pt" fo:language="ru" fo:country="RU" style:font-size-asian="11pt" style:language-asian="ru" style:country-asian="RU" style:font-size-complex="11pt"/>
    </style:style>
    <style:style style:name="P9" style:family="paragraph" style:parent-style-name="Standard">
      <style:paragraph-properties style:text-autospace="ideograph-alpha"/>
      <style:text-properties fo:font-size="11pt" fo:language="ru" fo:country="RU" fo:font-weight="bold" style:font-size-asian="11pt" style:language-asian="ru" style:country-asian="RU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 style:text-autospace="ideograph-alpha"/>
      <style:text-properties fo:font-size="11pt" fo:language="ru" fo:country="RU" fo:font-style="italic" fo:font-weight="bold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text-autospace="ideograph-alpha"/>
      <style:text-properties fo:font-size="11pt" fo:language="uk" fo:country="UA" fo:font-style="italic" fo:font-weight="bold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text-autospace="ideograph-alpha"/>
      <style:text-properties fo:font-size="11pt" fo:language="uk" fo:country="UA" style:font-size-asian="11pt" style:language-asian="ru" style:country-asian="RU" style:font-size-complex="11pt"/>
    </style:style>
    <style:style style:name="P13" style:family="paragraph" style:parent-style-name="Standard">
      <style:paragraph-properties style:text-autospace="ideograph-alpha"/>
      <style:text-properties fo:font-size="11pt" fo:language="uk" fo:country="UA" style:font-size-asian="11pt" style:language-asian="ru" style:country-asian="RU" style:font-size-complex="11pt"/>
    </style:style>
    <style:style style:name="P14" style:family="paragraph" style:parent-style-name="Standard">
      <style:paragraph-properties style:text-autospace="ideograph-alpha"/>
      <style:text-properties fo:font-size="11pt" fo:language="uk" fo:country="UA" fo:font-weight="bold" style:font-size-asian="11pt" style:language-asian="ru" style:country-asian="RU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 style:text-autospace="ideograph-alpha"/>
      <style:text-properties fo:font-size="11pt" fo:language="uk" fo:country="UA" fo:font-weight="bold" style:font-size-asian="11pt" style:language-asian="ru" style:country-asian="RU" style:font-weight-asian="bold" style:font-size-complex="11pt" style:font-weight-complex="bold"/>
    </style:style>
    <style:style style:name="P16" style:family="paragraph" style:parent-style-name="Standard">
      <style:paragraph-properties style:text-autospace="ideograph-alpha"/>
      <style:text-properties fo:font-size="11pt" fo:language="en" fo:country="US" fo:font-weight="bold" style:font-size-asian="11pt" style:language-asian="ru" style:country-asian="RU" style:font-weight-asian="bold" style:font-size-complex="11pt" style:font-weight-complex="bold"/>
    </style:style>
    <style:style style:name="P17" style:family="paragraph" style:parent-style-name="Standard">
      <style:paragraph-properties style:text-autospace="ideograph-alpha"/>
      <style:text-properties style:text-position="-27% 100%" fo:font-size="11pt" fo:language="uk" fo:country="UA" fo:font-weight="bold" style:font-size-asian="11pt" style:language-asian="ru" style:country-asian="RU" style:font-weight-asian="bold" style:font-size-complex="11pt" style:font-weight-complex="bold"/>
    </style:style>
    <style:style style:name="P18" style:family="paragraph" style:parent-style-name="Standard">
      <style:paragraph-properties style:text-autospace="ideograph-alpha"/>
      <style:text-properties style:text-position="-27% 100%" fo:font-size="11pt" fo:language="uk" fo:country="UA" style:font-size-asian="11pt" style:language-asian="ru" style:country-asian="RU" style:font-size-complex="11pt"/>
    </style:style>
    <style:style style:name="P19" style:family="paragraph" style:parent-style-name="Standard">
      <style:paragraph-properties style:text-autospace="ideograph-alpha"/>
      <style:text-properties style:text-position="-27% 100%" fo:font-size="11pt" fo:language="en" fo:country="US" style:font-size-asian="11pt" style:language-asian="ru" style:country-asian="RU" style:font-size-complex="11pt"/>
    </style:style>
    <style:style style:name="P20" style:family="paragraph" style:parent-style-name="Standard">
      <style:paragraph-properties style:text-autospace="ideograph-alpha"/>
      <style:text-properties style:text-position="-27% 100%" fo:font-size="11pt" style:font-size-asian="11pt" style:language-asian="ru" style:country-asian="RU" style:font-size-complex="11pt"/>
    </style:style>
    <style:style style:name="P21" style:family="paragraph" style:parent-style-name="Standard">
      <style:paragraph-properties style:text-autospace="ideograph-alpha"/>
      <style:text-properties fo:font-size="10pt" fo:language="uk" fo:country="UA" style:font-size-asian="10pt" style:language-asian="ru" style:country-asian="RU" style:font-size-complex="10pt"/>
    </style:style>
    <style:style style:name="P22" style:family="paragraph" style:parent-style-name="Standard">
      <style:paragraph-properties fo:text-align="center" style:justify-single-word="false" style:text-autospace="ideograph-alpha"/>
      <style:text-properties fo:font-size="10pt" fo:language="uk" fo:country="UA" style:font-size-asian="10pt" style:language-asian="ru" style:country-asian="RU" style:font-size-complex="10pt"/>
    </style:style>
    <style:style style:name="P23" style:family="paragraph" style:parent-style-name="Standard">
      <style:paragraph-properties style:text-autospace="ideograph-alpha"/>
      <style:text-properties fo:font-size="10pt" fo:language="uk" fo:country="UA" fo:font-weight="bold" style:font-size-asian="10pt" style:language-asian="ru" style:country-asian="RU" style:font-weight-asian="bold" style:font-size-complex="10pt" style:font-weight-complex="bold"/>
    </style:style>
    <style:style style:name="P24" style:family="paragraph" style:parent-style-name="Standard">
      <style:paragraph-properties style:text-autospace="ideograph-alpha"/>
      <style:text-properties fo:font-size="10pt" fo:language="uk" fo:country="UA" fo:font-weight="normal" style:font-size-asian="10pt" style:language-asian="ru" style:country-asian="RU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 fo:keep-with-next="always" style:text-autospace="ideograph-alpha"/>
      <style:text-properties fo:language="uk" fo:country="UA" fo:font-weight="bold" style:language-asian="ru" style:country-asian="RU" style:font-weight-asian="bold" style:font-weight-complex="bold"/>
    </style:style>
    <style:style style:name="P26" style:family="paragraph" style:parent-style-name="Standard">
      <style:paragraph-properties fo:text-align="center" style:justify-single-word="false" fo:keep-with-next="always" style:text-autospace="ideograph-alpha"/>
      <style:text-properties fo:font-size="11pt" fo:language="ru" fo:country="RU" fo:font-weight="bold" style:font-size-asian="11pt" style:language-asian="ru" style:country-asian="RU" style:font-weight-asian="bold" style:font-size-complex="11pt" style:font-weight-complex="bold"/>
    </style:style>
    <style:style style:name="P27" style:family="paragraph" style:parent-style-name="Standard">
      <style:paragraph-properties fo:keep-with-next="always"/>
      <style:text-properties style:font-name="Times New Roman" fo:font-size="11pt" fo:language="uk" fo:country="UA" style:font-name-asian="Times New Roman" style:font-size-asian="11pt" style:language-asian="ru" style:country-asian="RU" style:font-name-complex="Times New Roman" style:font-size-complex="11pt"/>
    </style:style>
    <style:style style:name="P28" style:family="paragraph" style:parent-style-name="Standard">
      <style:paragraph-properties fo:margin-left="0cm" fo:margin-right="0cm" fo:text-indent="0cm" style:auto-text-indent="false" style:text-autospace="none"/>
      <style:text-properties fo:font-size="11pt" fo:language="en" fo:country="US" style:font-size-asian="11pt" style:language-asian="ru" style:country-asian="RU" style:font-size-complex="11pt"/>
    </style:style>
    <style:style style:name="P29" style:family="paragraph" style:parent-style-name="Standard">
      <style:paragraph-properties fo:margin-left="0cm" fo:margin-right="0cm" fo:text-indent="0cm" style:auto-text-indent="false" style:text-autospace="none"/>
      <style:text-properties fo:font-size="11pt" fo:language="en" fo:country="US" style:font-size-asian="11pt" style:font-size-complex="11pt"/>
    </style:style>
    <style:style style:name="P30" style:family="paragraph" style:parent-style-name="Standard">
      <style:paragraph-properties fo:margin-left="0cm" fo:margin-right="0cm" fo:text-indent="0cm" style:auto-text-indent="false" style:text-autospace="none"/>
      <style:text-properties fo:font-size="12pt" fo:language="en" fo:country="US" fo:font-weight="normal" style:font-size-asian="12pt" style:language-asian="ru" style:country-asian="RU" style:font-weight-asian="normal" style:font-size-complex="12pt" style:font-weight-complex="normal"/>
    </style:style>
    <style:style style:name="P31" style:family="paragraph" style:parent-style-name="Standard">
      <style:paragraph-properties style:text-autospace="ideograph-alpha"/>
      <style:text-properties fo:font-size="9pt" fo:language="ru" fo:country="RU" fo:font-weight="bold" style:font-size-asian="9pt" style:language-asian="ru" style:country-asian="RU" style:font-weight-asian="bold" style:font-size-complex="9pt" style:font-weight-complex="bold"/>
    </style:style>
    <style:style style:name="P32" style:family="paragraph" style:parent-style-name="Standard">
      <style:paragraph-properties fo:text-align="center" style:justify-single-word="false" style:text-autospace="ideograph-alpha"/>
      <style:text-properties fo:font-size="9pt" fo:language="ru" fo:country="RU" fo:font-weight="bold" style:font-size-asian="9pt" style:language-asian="ru" style:country-asian="RU" style:font-weight-asian="bold" style:font-size-complex="9pt" style:font-weight-complex="bold"/>
    </style:style>
    <style:style style:name="P33" style:family="paragraph" style:parent-style-name="Standard">
      <style:paragraph-properties fo:text-align="center" style:justify-single-word="false" style:text-autospace="ideograph-alpha"/>
      <style:text-properties fo:font-size="9pt" fo:language="uk" fo:country="UA" fo:font-weight="bold" style:font-size-asian="9pt" style:language-asian="ru" style:country-asian="RU" style:font-weight-asian="bold" style:font-size-complex="9pt" style:font-weight-complex="bold"/>
    </style:style>
    <style:style style:name="P34" style:family="paragraph" style:parent-style-name="Standard">
      <style:paragraph-properties fo:text-align="center" style:justify-single-word="false" style:text-autospace="ideograph-alpha"/>
      <style:text-properties fo:language="ru" fo:country="RU" style:language-asian="ru" style:country-asian="RU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T5" style:family="text">
      <style:text-properties fo:font-size="11pt" fo:language="uk" fo:country="UA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-27% 100%" fo:font-size="11pt" fo:language="uk" fo:country="UA" fo:font-weight="bold" style:font-size-asian="11pt" style:font-weight-asian="bold" style:font-size-complex="11pt" style:font-weight-complex="bold"/>
    </style:style>
    <style:style style:name="T10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B1" table:number-columns-spanned="3" office:value-type="string">
            <text:p text:style-name="P32"><text:span text:style-name="T1"/></text:p>
            <text:p text:style-name="P33">!Штамп1!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31"/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table:number-columns-spanned="5" office:value-type="string">
            <text:p text:style-name="P25"><text:span text:style-name="T3"><text:s text:c="14"/></text:span>АКТОВИЙ ЗАПИС ПРО <text:span text:style-name="T3">ШЛЮБ</text:span> № !наз!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5" office:value-type="string">
            <text:p text:style-name="P34"><text:span text:style-name="T4">від <text:s/></text:span><text:span text:style-name="T6">!ДДМММРРРР р.!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" office:value-type="string">
            <text:p text:style-name="P6"/>
          </table:table-cell>
          <table:table-cell table:style-name="Таблица1.A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6" office:value-type="string">
            <text:p text:style-name="P26">ВІДОМОСТІ <text:s/>ПРО <text:s/>ОСІБ, <text:s/>ЯКІ <text:s/>РЕЄСТРУЮТЬ <text:s/>ШЛЮБ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5" table:number-columns-spanned="3" office:value-type="string">
            <text:p text:style-name="P10">наречений</text:p>
          </table:table-cell>
          <table:covered-table-cell/>
          <table:covered-table-cell/>
          <table:table-cell table:style-name="Таблица1.A5" table:number-columns-spanned="3" office:value-type="string">
            <text:p text:style-name="P11">наречена</text:p>
          </table:table-cell>
          <table:covered-table-cell/>
          <table:covered-table-cell/>
        </table:table-row>
        <table:table-row table:style-name="Таблица1.7">
          <table:table-cell table:style-name="Таблица1.A5" office:value-type="string">
            <text:p text:style-name="P12">1</text:p>
          </table:table-cell>
          <table:table-cell table:style-name="Таблица1.B7" table:number-columns-spanned="2" office:value-type="string">
            <text:p text:style-name="P27">Прізвище</text:p>
            <text:p text:style-name="P13">до реєстрації шлюбу <text:s/><text:span text:style-name="T8">!ПрЧс!</text:span></text:p>
          </table:table-cell>
          <table:covered-table-cell/>
          <table:table-cell table:style-name="Таблица1.D7" table:number-columns-spanned="3" office:value-type="string">
            <text:p text:style-name="P14">!ПрЖс!</text:p>
          </table:table-cell>
          <table:covered-table-cell/>
          <table:covered-table-cell/>
        </table:table-row>
        <table:table-row table:style-name="Таблица1.7">
          <table:table-cell table:style-name="Таблица1.A8" office:value-type="string">
            <text:p text:style-name="P12"/>
          </table:table-cell>
          <table:table-cell table:style-name="Таблица1.D7" table:number-columns-spanned="2" office:value-type="string">
            <text:p text:style-name="P1"><text:span text:style-name="T5">після реєстрації шлюбу </text:span><text:span text:style-name="T2">!ПрЧн!</text:span></text:p>
          </table:table-cell>
          <table:covered-table-cell/>
          <table:table-cell table:style-name="Таблица1.D7" table:number-columns-spanned="3" office:value-type="string">
            <text:p text:style-name="P4">!ПрЖн!</text:p>
          </table:table-cell>
          <table:covered-table-cell/>
          <table:covered-table-cell/>
        </table:table-row>
        <table:table-row table:style-name="Таблица1.9">
          <table:table-cell table:style-name="Таблица1.A5" office:value-type="string">
            <text:p text:style-name="P12">2</text:p>
          </table:table-cell>
          <table:table-cell table:style-name="Таблица1.D7" table:number-columns-spanned="2" office:value-type="string">
            <text:p text:style-name="P1"><text:span text:style-name="T5">Ім’я <text:s/></text:span><text:span text:style-name="T4">!ІмЧ!</text:span></text:p>
          </table:table-cell>
          <table:covered-table-cell/>
          <table:table-cell table:style-name="Таблица1.D7" table:number-columns-spanned="3" office:value-type="string">
            <text:p text:style-name="P17">!ІмЖ!</text:p>
          </table:table-cell>
          <table:covered-table-cell/>
          <table:covered-table-cell/>
        </table:table-row>
        <table:table-row table:style-name="Таблица1.10">
          <table:table-cell table:style-name="Таблица1.A5" office:value-type="string">
            <text:p text:style-name="P12">3</text:p>
          </table:table-cell>
          <table:table-cell table:style-name="Таблица1.A5" table:number-columns-spanned="2" office:value-type="string">
            <text:p text:style-name="P1"><text:span text:style-name="T5">По батькові </text:span><text:span text:style-name="T4">!ПбЧ!</text:span></text:p>
          </table:table-cell>
          <table:covered-table-cell/>
          <table:table-cell table:style-name="Таблица1.A5" table:number-columns-spanned="3" office:value-type="string">
            <text:p text:style-name="P14">!ПбЖ!</text:p>
          </table:table-cell>
          <table:covered-table-cell/>
          <table:covered-table-cell/>
        </table:table-row>
        <table:table-row table:style-name="Таблица1.11">
          <table:table-cell table:style-name="Таблица1.A5" office:value-type="string">
            <text:p text:style-name="P12">4</text:p>
          </table:table-cell>
          <table:table-cell table:style-name="Таблица1.A5" table:number-columns-spanned="2" office:value-type="string">
            <text:p text:style-name="P1"><text:span text:style-name="T5">Дата народження <text:s/></text:span><text:span text:style-name="T4">!датанЧ!</text:span><text:span text:style-name="T9"> <text:s text:c="21"/></text:span></text:p>
          </table:table-cell>
          <table:covered-table-cell/>
          <table:table-cell table:style-name="Таблица1.A5" table:number-columns-spanned="3" office:value-type="string">
            <text:p text:style-name="P17">! датаНЖ !</text:p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2">5</text:p>
          </table:table-cell>
          <table:table-cell table:number-columns-spanned="5">
            <table:table table:is-sub-table="true">
              <table:table-column table:style-name="Таблица1.B12.1"/>
              <table:table-column table:style-name="Таблица1.B12.2"/>
              <table:table-column table:style-name="Таблица1.B12.3"/>
              <table:table-column table:style-name="Таблица1.B12.4"/>
              <table:table-row table:style-name="Таблица1.5">
                <table:table-cell table:style-name="Таблица1.B12.1.1" table:number-columns-spanned="2" office:value-type="string">
                  <text:p text:style-name="P13">Місце народження</text:p>
                </table:table-cell>
                <table:covered-table-cell/>
                <table:table-cell table:style-name="Таблица1.B12.3.1" office:value-type="string">
                  <text:p text:style-name="P8"/>
                </table:table-cell>
                <table:table-cell table:style-name="Таблица1.B12.4.1" office:value-type="string">
                  <text:p text:style-name="P8"/>
                </table:table-cell>
              </table:table-row>
              <table:table-row table:style-name="Таблица1.5">
                <table:table-cell table:style-name="Таблица1.B12.1.2" office:value-type="string">
                  <text:p text:style-name="P13">держава</text:p>
                </table:table-cell>
                <table:table-cell table:style-name="Таблица1.B12.2.2" table:number-columns-spanned="2" office:value-type="string">
                  <text:p text:style-name="P9">!МНЧД!</text:p>
                </table:table-cell>
                <table:covered-table-cell/>
                <table:table-cell table:style-name="Таблица1.B12.4.2" office:value-type="string">
                  <text:p text:style-name="P9">!МНЖД!</text:p>
                </table:table-cell>
              </table:table-row>
              <table:table-row table:style-name="Таблица1.5">
                <table:table-cell table:style-name="Таблица1.B12.1.2" office:value-type="string">
                  <text:p text:style-name="P13">область</text:p>
                </table:table-cell>
                <table:table-cell table:style-name="Таблица1.B12.2.2" table:number-columns-spanned="2" office:value-type="string">
                  <text:p text:style-name="P9">!МНЧО!</text:p>
                </table:table-cell>
                <table:covered-table-cell/>
                <table:table-cell table:style-name="Таблица1.B12.4.2" office:value-type="string">
                  <text:p text:style-name="P9">!МНЖО!</text:p>
                </table:table-cell>
              </table:table-row>
              <table:table-row table:style-name="Таблица1.5">
                <table:table-cell table:style-name="Таблица1.B12.1.2" office:value-type="string">
                  <text:p text:style-name="P13">район</text:p>
                </table:table-cell>
                <table:table-cell table:style-name="Таблица1.B12.2.2" table:number-columns-spanned="2" office:value-type="string">
                  <text:p text:style-name="P16">!МНЧР!</text:p>
                </table:table-cell>
                <table:covered-table-cell/>
                <table:table-cell table:style-name="Таблица1.B12.4.2" office:value-type="string">
                  <text:p text:style-name="P16">!МНЖР!</text:p>
                </table:table-cell>
              </table:table-row>
              <table:table-row table:style-name="Таблица1.5">
                <table:table-cell table:style-name="Таблица1.B12.1.5" office:value-type="string">
                  <text:p text:style-name="P19">!мнчмсс!</text:p>
                </table:table-cell>
                <table:table-cell table:style-name="Таблица1.B12.2.5" table:number-columns-spanned="2" office:value-type="string">
                  <text:p text:style-name="P16">!МНЧМ!</text:p>
                </table:table-cell>
                <table:covered-table-cell/>
                <table:table-cell table:style-name="Таблица1.A8" office:value-type="string">
                  <text:p text:style-name="P20">!мнжмсс!<text:span text:style-name="T1"> </text:span><text:span text:style-name="T8">!МНЖМ!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2">6</text:p>
          </table:table-cell>
          <table:table-cell table:style-name="Таблица1.D7" table:number-columns-spanned="2" office:value-type="string">
            <text:p text:style-name="P1"><text:span text:style-name="T5">Громадянство </text:span><text:span text:style-name="T4">!громадянствоЧ!</text:span></text:p>
          </table:table-cell>
          <table:covered-table-cell/>
          <table:table-cell table:style-name="Таблица1.A5" table:number-columns-spanned="3" office:value-type="string">
            <text:p text:style-name="P14">!громадянствоЖ!</text:p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2">7</text:p>
          </table:table-cell>
          <table:table-cell table:number-columns-spanned="5">
            <table:table table:is-sub-table="true">
              <table:table-column table:style-name="Таблица1.B12.1"/>
              <table:table-column table:style-name="Таблица1.B12.2"/>
              <table:table-column table:style-name="Таблица1.B12.3"/>
              <table:table-column table:style-name="Таблица1.B12.4"/>
              <table:table-row table:style-name="Таблица1.5">
                <table:table-cell table:style-name="Таблица1.B12.1.1" table:number-columns-spanned="2" office:value-type="string">
                  <text:p text:style-name="P13">Місце проживання</text:p>
                </table:table-cell>
                <table:covered-table-cell/>
                <table:table-cell table:style-name="Таблица1.B12.3.1" office:value-type="string">
                  <text:p text:style-name="P8"/>
                </table:table-cell>
                <table:table-cell table:style-name="Таблица1.B12.4.2" office:value-type="string">
                  <text:p text:style-name="P8"/>
                </table:table-cell>
              </table:table-row>
              <table:table-row table:style-name="Таблица1.5">
                <table:table-cell table:style-name="Таблица1.B12.1.2" office:value-type="string">
                  <text:p text:style-name="P13">держава</text:p>
                </table:table-cell>
                <table:table-cell table:style-name="Таблица1.B12.2.2" table:number-columns-spanned="2" office:value-type="string">
                  <text:p text:style-name="P14">!мпчД!</text:p>
                </table:table-cell>
                <table:covered-table-cell/>
                <table:table-cell table:style-name="Таблица1.B12.4.2" office:value-type="string">
                  <text:p text:style-name="P14">!мпжД!</text:p>
                </table:table-cell>
              </table:table-row>
              <table:table-row table:style-name="Таблица1.5">
                <table:table-cell table:style-name="Таблица1.B12.1.2" office:value-type="string">
                  <text:p text:style-name="P13">область</text:p>
                </table:table-cell>
                <table:table-cell table:style-name="Таблица1.B12.2.2" table:number-columns-spanned="2" office:value-type="string">
                  <text:p text:style-name="P14">!мпчО!</text:p>
                </table:table-cell>
                <table:covered-table-cell/>
                <table:table-cell table:style-name="Таблица1.B12.4.2" office:value-type="string">
                  <text:p text:style-name="P14">!мпжО!</text:p>
                </table:table-cell>
              </table:table-row>
              <table:table-row table:style-name="Таблица1.5">
                <table:table-cell table:style-name="Таблица1.B12.1.2" office:value-type="string">
                  <text:p text:style-name="P13">район</text:p>
                </table:table-cell>
                <table:table-cell table:style-name="Таблица1.B12.2.2" table:number-columns-spanned="2" office:value-type="string">
                  <text:p text:style-name="P14">!мпчР!</text:p>
                </table:table-cell>
                <table:covered-table-cell/>
                <table:table-cell table:style-name="Таблица1.B12.4.2" office:value-type="string">
                  <text:p text:style-name="P14">!мпжР!</text:p>
                </table:table-cell>
              </table:table-row>
              <table:table-row table:style-name="Таблица1.5">
                <table:table-cell table:style-name="Таблица1.B12.1.2" office:value-type="string">
                  <text:p text:style-name="P18">!мссЧ!</text:p>
                </table:table-cell>
                <table:table-cell table:style-name="Таблица1.B12.2.2" table:number-columns-spanned="2" office:value-type="string">
                  <text:p text:style-name="P14">!мпчМ!</text:p>
                </table:table-cell>
                <table:covered-table-cell/>
                <table:table-cell table:style-name="Таблица1.B12.4.2" office:value-type="string">
                  <text:p text:style-name="P17">!мссж! !мпжМ!</text:p>
                </table:table-cell>
              </table:table-row>
              <table:table-row table:style-name="Таблица1.5">
                <table:table-cell table:style-name="Таблица1.A8" table:number-columns-spanned="3" office:value-type="string">
                  <text:p text:style-name="P1"><text:span text:style-name="T5">вул.</text:span><text:span text:style-name="T7"> </text:span><text:span text:style-name="T4">!вулЧ!</text:span><text:span text:style-name="T7"> </text:span><text:span text:style-name="T5">буд. </text:span><text:span text:style-name="T4">!будЧ!</text:span><text:span text:style-name="T7"> </text:span><text:span text:style-name="T5">кв. </text:span><text:span text:style-name="T4">!квЧ !</text:span></text:p>
                </table:table-cell>
                <table:covered-table-cell/>
                <table:covered-table-cell/>
                <table:table-cell table:style-name="Таблица1.A8" office:value-type="string">
                  <text:p text:style-name="P1"><text:span text:style-name="T5">вул. </text:span><text:span text:style-name="T4">! вулЖ ! </text:span><text:span text:style-name="T5">буд. </text:span><text:span text:style-name="T4">!будЖ! </text:span><text:span text:style-name="T5">кв. кв. </text:span><text:span text:style-name="T4">!квЖ!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2">8</text:p>
          </table:table-cell>
          <table:table-cell table:style-name="Таблица1.D7" table:number-columns-spanned="2" office:value-type="string">
            <text:p text:style-name="P1"><text:span text:style-name="T5">Сімейний стан </text:span><text:span text:style-name="T4">!станЧ!</text:span></text:p>
          </table:table-cell>
          <table:covered-table-cell/>
          <table:table-cell table:style-name="Таблица1.A5" table:number-columns-spanned="3" office:value-type="string">
            <text:p text:style-name="P14">!станЖ!</text:p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2">9</text:p>
          </table:table-cell>
          <table:table-cell table:number-columns-spanned="5">
            <table:table table:is-sub-table="true">
              <table:table-column table:style-name="Таблица1.B16.1"/>
              <table:table-column table:style-name="Таблица1.B16.2"/>
              <table:table-row table:style-name="Таблица1.B16.1">
                <table:table-cell table:style-name="Таблица1.B12.4.2" table:number-columns-spanned="2" office:value-type="string">
                  <text:p text:style-name="P13">Cерія, номер, ким видано паспорт особам, що розривають шлюб, дата його видачі</text:p>
                </table:table-cell>
                <table:covered-table-cell/>
              </table:table-row>
              <table:table-row table:style-name="Таблица1.B16.1">
                <table:table-cell table:style-name="Таблица1.A8" office:value-type="string">
                  <text:p text:style-name="P14">!ПаспортЧ!</text:p>
                </table:table-cell>
                <table:table-cell table:style-name="Таблица1.A8" office:value-type="string">
                  <text:p text:style-name="P14">!ПаспортЖ!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17" office:value-type="string">
            <text:p text:style-name="P12">10</text:p>
          </table:table-cell>
          <table:table-cell table:style-name="Таблица1.A17" table:number-columns-spanned="2" office:value-type="string">
            <text:p text:style-name="P13">Підписи осіб, що зареєстрували шлюб</text:p>
          </table:table-cell>
          <table:covered-table-cell/>
          <table:table-cell table:style-name="Таблица1.A17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Таблица1.B16.1">
          <table:table-cell table:style-name="Таблица1.A5" office:value-type="string">
            <text:p text:style-name="P12">11</text:p>
          </table:table-cell>
          <table:table-cell table:style-name="Таблица1.A5" table:number-columns-spanned="5" office:value-type="string">
            <text:p text:style-name="P8"><text:span text:style-name="T1">Видано свідоцтво серія <text:s/>серія <text:s/></text:span><text:span text:style-name="T2">!сс! </text:span>№<text:span text:style-name="T1"> </text:span><text:span text:style-name="T2">!нс!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A5" office:value-type="string">
            <text:p text:style-name="P12">12</text:p>
          </table:table-cell>
          <table:table-cell table:style-name="Таблица1.A5" table:number-columns-spanned="2" office:value-type="string">
            <text:p text:style-name="P13">Для відміток</text:p>
            <text:p text:style-name="P14">!ПоміткиЧ!</text:p>
            <text:p text:style-name="P14">!рвч!</text:p>
          </table:table-cell>
          <table:covered-table-cell/>
          <table:table-cell table:style-name="Таблица1.A5" table:number-columns-spanned="3" office:value-type="string">
            <text:p text:style-name="P13"/>
            <text:p text:style-name="P14">!ПоміткиЖ!</text:p>
            <text:p text:style-name="P14">!рвж!</text:p>
          </table:table-cell>
          <table:covered-table-cell/>
          <table:covered-table-cell/>
        </table:table-row>
        <table:table-row table:style-name="Таблица1.1">
          <table:table-cell table:style-name="Таблица1.A20" office:value-type="string">
            <text:p text:style-name="P3"/>
          </table:table-cell>
          <table:table-cell table:style-name="Таблица1.A20" office:value-type="string">
            <text:p text:style-name="P2"/>
          </table:table-cell>
          <table:table-cell table:style-name="Таблица1.C20" office:value-type="string">
            <text:p text:style-name="P2"/>
          </table:table-cell>
          <table:table-cell table:style-name="Таблица1.D20" table:number-columns-spanned="2" office:value-type="string">
            <text:p text:style-name="P2"/>
          </table:table-cell>
          <table:covered-table-cell/>
          <table:table-cell table:style-name="Таблица1.D20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2"/>
          </table:table-cell>
          <table:table-cell table:style-name="Таблица1.D20" office:value-type="string">
            <text:p text:style-name="P13">Керівник органу державної</text:p>
            <text:p text:style-name="P13">реєстрації актів цивільного стану</text:p>
          </table:table-cell>
          <table:table-cell table:style-name="Таблица1.D21" table:number-columns-spanned="2" office:value-type="string">
            <text:p text:style-name="P2"/>
          </table:table-cell>
          <table:covered-table-cell/>
          <table:table-cell table:style-name="Таблица1.D20" office:value-type="string">
            <text:p text:style-name="P24">!Керівник!</text:p>
          </table:table-cell>
        </table:table-row>
        <table:table-row table:style-name="Таблица1.1"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3">М.П.</text:p>
          </table:table-cell>
          <table:table-cell table:style-name="Таблица1.D20" office:value-type="string">
            <text:p text:style-name="P21"/>
          </table:table-cell>
          <table:table-cell table:style-name="Таблица1.D20" table:number-columns-spanned="2" office:value-type="string">
            <text:p text:style-name="P21"><text:s text:c="3"/>(підпис)</text:p>
          </table:table-cell>
          <table:covered-table-cell/>
          <table:table-cell table:style-name="Таблица1.D20" office:value-type="string">
            <text:p text:style-name="P21"/>
          </table:table-cell>
        </table:table-row>
        <table:table-row table:style-name="Таблица1.1">
          <table:table-cell table:style-name="Таблица1.D20" office:value-type="string">
            <text:p text:style-name="P13"/>
          </table:table-cell>
          <table:table-cell table:style-name="Таблица1.D20" office:value-type="string">
            <text:p text:style-name="P13"/>
          </table:table-cell>
          <table:table-cell table:style-name="Таблица1.D20" office:value-type="string">
            <text:p text:style-name="P29">Посадова особа органу державної</text:p>
            <text:p text:style-name="P29">реєстрації актів цивільного стану,</text:p>
            <text:p text:style-name="P28">яка склала актовий запис</text:p>
          </table:table-cell>
          <table:table-cell table:number-columns-spanned="2">
            <table:table table:is-sub-table="true">
              <table:table-column table:style-name="Таблица1.D23.1"/>
              <table:table-row table:style-name="Таблица1.D23.1">
                <table:table-cell table:style-name="Таблица1.D20" office:value-type="string">
                  <text:p text:style-name="P13"/>
                </table:table-cell>
              </table:table-row>
              <table:table-row table:style-name="Таблица1.1">
                <table:table-cell table:style-name="Таблица1.D23.1.2" office:value-type="string">
                  <text:p text:style-name="P21"><text:s text:c="3"/>(підпис)</text:p>
                </table:table-cell>
              </table:table-row>
            </table:table>
          </table:table-cell>
          <table:covered-table-cell/>
          <table:table-cell table:style-name="Таблица1.B1" office:value-type="string">
            <text:p text:style-name="P30">!ПІБ_по! !Посада!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9:06:58.15</dc:date>
    <meta:editing-cycles>9</meta:editing-cycles>
    <meta:editing-duration>PT10M8S</meta:editing-duration>
    <meta:document-statistic meta:table-count="1" meta:image-count="0" meta:object-count="0" meta:page-count="1" meta:paragraph-count="81" meta:word-count="164" meta:character-count="1074"/>
    <meta:user-defined meta:name="Поле 1"/>
    <meta:user-defined meta:name="Поле 2"/>
    <meta:user-defined meta:name="Поле 3"/>
    <meta:user-defined meta:name="Поле 4"/>
  </office:meta>
</office:document-meta>
</file>